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C0000026FE6DD5841.jpg"/>
  <manifest:file-entry manifest:media-type="image/png" manifest:full-path="Pictures/100002010000015C000000F75859B810.png"/>
  <manifest:file-entry manifest:media-type="image/png" manifest:full-path="Pictures/1000000000000264000001D67AF6DC2B.png"/>
  <manifest:file-entry manifest:media-type="image/png" manifest:full-path="Pictures/1000000000000258000003202F0C03EA.png"/>
  <manifest:file-entry manifest:media-type="image/png" manifest:full-path="Pictures/1000000000000288000003E8401E34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gradient" draw:fill-gradient-name="a392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a411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gradient" draw:fill-gradient-name="a415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gradient" draw:fill-gradient-name="a419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>
      <style:graphic-properties draw:stroke="none" draw:fill="none" draw:textarea-horizontal-align="center" draw:textarea-vertical-align="top" draw:auto-grow-height="true" draw:auto-grow-width="true" fo:padding-top="0.127cm" fo:padding-bottom="0.127cm" fo:padding-left="0.254cm" fo:padding-right="0.254cm" fo:wrap-option="no-wrap"/>
    </style:style>
    <style:style style:name="gr3" style:family="graphic" style:parent-style-name="standard">
      <style:graphic-properties svg:stroke-color="#83caff" draw:fill="solid" draw:fill-color="#99ccff" draw:textarea-horizontal-align="center" draw:textarea-vertical-align="middle"/>
    </style:style>
    <style:style style:name="gr4" style:family="graphic">
      <style:graphic-properties style:protect="size"/>
    </style:style>
    <style:style style:name="gr5" style:family="graphic" style:parent-style-name="Graphics">
      <style:graphic-properties draw:stroke="none" draw:fill="none" fo:clip="rect(0cm, 0cm, 0cm, 0cm)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114cm"/>
    </style:style>
    <style:style style:name="pr4" style:family="presentation" style:parent-style-name="Master1-Layout2-obj-Title-and-Content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459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Calibri" fo:font-size="4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alibri" fo:font-size="72pt" fo:letter-spacing="0.106cm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72pt" style:font-style-asian="normal" style:font-weight-asian="bold" style:font-size-complex="72pt" style:font-style-complex="normal" style:font-weight-complex="bold"/>
    </style:style>
    <style:style style:name="T3" style:family="text">
      <style:text-properties fo:color="#000000" style:text-line-through-style="none" style:text-position="0% 100%" fo:font-family="Calibri" fo:font-size="54pt" fo:letter-spacing="0.106cm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4pt" style:font-style-asian="normal" style:font-weight-asian="bold" style:font-size-complex="54pt" style:font-style-complex="normal" style:font-weight-complex="bold"/>
    </style:style>
    <style:style style:name="T4" style:family="text">
      <style:text-properties fo:color="#000000" style:text-line-through-style="none" style:text-position="0% 100%" fo:font-family="Calibri" fo:font-size="5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54pt" style:font-style-asian="normal" style:font-weight-asian="bold" style:font-size-complex="5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18">
        <draw:frame draw:name="Title 1" presentation:style-name="pr1" draw:text-style-name="P2" draw:layer="layout" svg:width="21.59cm" svg:height="4.083cm" svg:x="1.905cm" svg:y="5.918cm" presentation:class="title">
          <draw:text-box>
            <text:p text:style-name="P1"><text:span text:style-name="T1"><text:line-break/></text:span><text:span text:style-name="T1"><text:line-break/></text:span><text:span text:style-name="T1">Critically Evaluate the following</text:span></text:p>
          </draw:text-box>
        </draw:frame>
        <draw:frame draw:name="Picture 3" draw:style-name="gr1" draw:layer="layout" svg:width="5.879cm" svg:height="4.181cm" svg:x="19.226cm" svg:y="0.544cm">
          <draw:image xlink:href="Pictures/100000000000036C0000026FE6DD5841.jpg" xlink:type="simple" xlink:show="embed" xlink:actuate="onLoad">
            <text:p/>
          </draw:image>
        </draw:frame>
        <draw:custom-shape draw:name="Rectangle 4" draw:style-name="gr2" draw:text-style-name="P2" draw:layer="layout" svg:width="12.772cm" svg:height="5.589cm" svg:x="6.26cm" svg:y="1.724cm">
          <text:p text:style-name="P1"><text:span text:style-name="T2">Y7 Drive </text:span></text:p>
          <text:p text:style-name="P1"><text:span text:style-name="T3">Regeneration </text:span></text:p>
          <draw:enhanced-geometry svg:viewBox="0 0 21600 21600" draw:type="non-primitive" draw:enhanced-path="M 0 0 L 21600 0 21600 21600 0 21600 Z N"/>
        </draw:custom-shape>
        <draw:rect draw:style-name="gr3" draw:text-style-name="P3" draw:layer="layout" svg:width="16cm" svg:height="1.5cm" svg:x="5cm" svg:y="11cm">
          <text:p/>
        </draw:rect>
        <draw:frame draw:name="Subtitle 2" presentation:style-name="pr2" draw:text-style-name="P2" draw:layer="layout" svg:width="17.78cm" svg:height="4.868cm" svg:x="3.72cm" svg:y="11.132cm" presentation:class="subtitle" presentation:user-transformed="true">
          <draw:text-box>
            <text:p text:style-name="P4"><text:span text:style-name="T4">Information Poster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itle-and-Content" presentation:presentation-page-layout-name="AL1T18">
        <draw:frame draw:name="Picture 4" draw:style-name="gr5" draw:layer="layout" svg:width="5.891cm" svg:height="4.185cm" svg:x="19.21cm" svg:y="0.524cm">
          <draw:image xlink:href="Pictures/100002010000015C000000F75859B810.png" xlink:type="simple" xlink:show="embed" xlink:actuate="onLoad">
            <text:p/>
          </draw:image>
        </draw:frame>
        <draw:frame draw:name="Picture 6" draw:style-name="gr5" draw:layer="layout" svg:width="12.09cm" svg:height="18.657cm" svg:x="5.899cm" svg:y="0.124cm">
          <draw:image xlink:href="Pictures/1000000000000288000003E8401E341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" draw:style-name="dp4" draw:master-page-name="Master1-Layout2-obj-Title-and-Content" presentation:presentation-page-layout-name="AL1T18">
        <draw:frame draw:name="Picture 4" draw:style-name="gr5" draw:layer="layout" svg:width="5.891cm" svg:height="4.185cm" svg:x="19.21cm" svg:y="0.524cm">
          <draw:image xlink:href="Pictures/100002010000015C000000F75859B810.png" xlink:type="simple" xlink:show="embed" xlink:actuate="onLoad">
            <text:p/>
          </draw:image>
        </draw:frame>
        <draw:frame draw:name="Picture 2" draw:style-name="gr5" draw:layer="layout" svg:width="13.538cm" svg:height="18.051cm" svg:x="4.899cm" svg:y="0.475cm">
          <draw:image xlink:href="Pictures/1000000000000258000003202F0C03E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4" draw:style-name="dp5" draw:master-page-name="Master1-Layout2-obj-Title-and-Content" presentation:presentation-page-layout-name="AL1T18">
        <draw:frame draw:name="Picture 2" draw:style-name="gr5" draw:layer="layout" svg:width="24.203cm" svg:height="18.587cm" svg:x="0.299cm" svg:y="0.2cm">
          <draw:image xlink:href="Pictures/1000000000000264000001D67AF6DC2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a0" draw:style="linear" draw:start-color="#9ab5e4" draw:end-color="#c2d1ed" draw:start-intensity="100%" draw:end-intensity="100%" draw:angle="0" draw:border="0%"/>
    <draw:gradient draw:name="a114" draw:style="linear" draw:start-color="#9ab5e4" draw:end-color="#c2d1ed" draw:start-intensity="100%" draw:end-intensity="100%" draw:angle="0" draw:border="0%"/>
    <draw:gradient draw:name="a166" draw:style="linear" draw:start-color="#9ab5e4" draw:end-color="#c2d1ed" draw:start-intensity="100%" draw:end-intensity="100%" draw:angle="0" draw:border="0%"/>
    <draw:gradient draw:name="a226" draw:style="linear" draw:start-color="#9ab5e4" draw:end-color="#c2d1ed" draw:start-intensity="100%" draw:end-intensity="100%" draw:angle="0" draw:border="0%"/>
    <draw:gradient draw:name="a244" draw:style="linear" draw:start-color="#9ab5e4" draw:end-color="#c2d1ed" draw:start-intensity="100%" draw:end-intensity="100%" draw:angle="0" draw:border="0%"/>
    <draw:gradient draw:name="a258" draw:style="linear" draw:start-color="#9ab5e4" draw:end-color="#c2d1ed" draw:start-intensity="100%" draw:end-intensity="100%" draw:angle="0" draw:border="0%"/>
    <draw:gradient draw:name="a297" draw:style="linear" draw:start-color="#9ab5e4" draw:end-color="#c2d1ed" draw:start-intensity="100%" draw:end-intensity="100%" draw:angle="0" draw:border="0%"/>
    <draw:gradient draw:name="a322" draw:style="linear" draw:start-color="#9ab5e4" draw:end-color="#c2d1ed" draw:start-intensity="100%" draw:end-intensity="100%" draw:angle="0" draw:border="0%"/>
    <draw:gradient draw:name="a35" draw:style="linear" draw:start-color="#9ab5e4" draw:end-color="#c2d1ed" draw:start-intensity="100%" draw:end-intensity="100%" draw:angle="0" draw:border="0%"/>
    <draw:gradient draw:name="a357" draw:style="linear" draw:start-color="#9ab5e4" draw:end-color="#c2d1ed" draw:start-intensity="100%" draw:end-intensity="100%" draw:angle="0" draw:border="0%"/>
    <draw:gradient draw:name="a392" draw:style="linear" draw:start-color="#9ab5e4" draw:end-color="#c2d1ed" draw:start-intensity="100%" draw:end-intensity="100%" draw:angle="0" draw:border="0%"/>
    <draw:gradient draw:name="a411" draw:style="linear" draw:start-color="#9ab5e4" draw:end-color="#c2d1ed" draw:start-intensity="100%" draw:end-intensity="100%" draw:angle="0" draw:border="0%"/>
    <draw:gradient draw:name="a415" draw:style="linear" draw:start-color="#9ab5e4" draw:end-color="#c2d1ed" draw:start-intensity="100%" draw:end-intensity="100%" draw:angle="0" draw:border="0%"/>
    <draw:gradient draw:name="a419" draw:style="linear" draw:start-color="#9ab5e4" draw:end-color="#c2d1ed" draw:start-intensity="100%" draw:end-intensity="100%" draw:angle="0" draw:border="0%"/>
    <draw:gradient draw:name="a57" draw:style="linear" draw:start-color="#9ab5e4" draw:end-color="#c2d1ed" draw:start-intensity="100%" draw:end-intensity="100%" draw:angle="0" draw:border="0%"/>
    <draw:gradient draw:name="a92" draw:style="linear" draw:start-color="#9ab5e4" draw:end-color="#c2d1ed" draw:start-intensity="100%" draw:end-intensity="100%" draw:angle="0" draw:border="0%"/>
    <draw:marker draw:name="Arrow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e-background" style:family="presentation">
      <style:graphic-properties draw:stroke="none" draw:fill="gradient" draw:fill-gradient-name="a0"/>
      <style:text-properties style:letter-kerning="true"/>
    </style:style>
    <style:style style:name="Master1-Office-Them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gradient" draw:fill-gradient-name="a35"/>
      <style:text-properties style:letter-kerning="true"/>
    </style:style>
    <style:style style:name="Master1-Layout1-title-Title-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gradient" draw:fill-gradient-name="a57"/>
      <style:text-properties style:letter-kerning="true"/>
    </style:style>
    <style:style style:name="Master1-Layout2-obj-Title-and-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gradient" draw:fill-gradient-name="a92"/>
      <style:text-properties style:letter-kerning="true"/>
    </style:style>
    <style:style style:name="Master1-Layout3-secHead-Section-Head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gradient" draw:fill-gradient-name="a114"/>
      <style:text-properties style:letter-kerning="true"/>
    </style:style>
    <style:style style:name="Master1-Layout4-twoObj-Two-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gradient" draw:fill-gradient-name="a166"/>
      <style:text-properties style:letter-kerning="true"/>
    </style:style>
    <style:style style:name="Master1-Layout5-twoTxTwoObj-Comparis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gradient" draw:fill-gradient-name="a226"/>
      <style:text-properties style:letter-kerning="true"/>
    </style:style>
    <style:style style:name="Master1-Layout6-titleOnly-Title-Onl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gradient" draw:fill-gradient-name="a244"/>
      <style:text-properties style:letter-kerning="true"/>
    </style:style>
    <style:style style:name="Master1-Layout7-blank-Blan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gradient" draw:fill-gradient-name="a258"/>
      <style:text-properties style:letter-kerning="true"/>
    </style:style>
    <style:style style:name="Master1-Layout8-objTx-Content-with-Cap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gradient" draw:fill-gradient-name="a297"/>
      <style:text-properties style:letter-kerning="true"/>
    </style:style>
    <style:style style:name="Master1-Layout9-picTx-Picture-with-Cap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gradient" draw:fill-gradient-name="a322"/>
      <style:text-properties style:letter-kerning="true"/>
    </style:style>
    <style:style style:name="Master1-Layout10-vertTx-Title-and-Vertical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gradient" draw:fill-gradient-name="a357"/>
      <style:text-properties style:letter-kerning="true"/>
    </style:style>
    <style:style style:name="Master1-Layout11-vertTitleAndTx-Vertical-Title-a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gradient-name="a0"/>
    </style:style>
    <style:style style:name="Mdp2" style:family="drawing-page">
      <style:drawing-page-properties draw:background-size="border" draw:fill="gradient" draw:fill-gradient-name="a35"/>
    </style:style>
    <style:style style:name="Mdp3" style:family="drawing-page">
      <style:drawing-page-properties draw:background-size="border" draw:fill="gradient" draw:fill-gradient-name="a57"/>
    </style:style>
    <style:style style:name="Mdp4" style:family="drawing-page">
      <style:drawing-page-properties draw:background-size="border" draw:fill="gradient" draw:fill-gradient-name="a92"/>
    </style:style>
    <style:style style:name="Mdp5" style:family="drawing-page">
      <style:drawing-page-properties draw:background-size="border" draw:fill="gradient" draw:fill-gradient-name="a114"/>
    </style:style>
    <style:style style:name="Mdp6" style:family="drawing-page">
      <style:drawing-page-properties draw:background-size="border" draw:fill="gradient" draw:fill-gradient-name="a166"/>
    </style:style>
    <style:style style:name="Mdp7" style:family="drawing-page">
      <style:drawing-page-properties draw:background-size="border" draw:fill="gradient" draw:fill-gradient-name="a226"/>
    </style:style>
    <style:style style:name="Mdp8" style:family="drawing-page">
      <style:drawing-page-properties draw:background-size="border" draw:fill="gradient" draw:fill-gradient-name="a244"/>
    </style:style>
    <style:style style:name="Mdp9" style:family="drawing-page">
      <style:drawing-page-properties draw:background-size="border" draw:fill="gradient" draw:fill-gradient-name="a258"/>
    </style:style>
    <style:style style:name="Mdp10" style:family="drawing-page">
      <style:drawing-page-properties draw:background-size="border" draw:fill="gradient" draw:fill-gradient-name="a297"/>
    </style:style>
    <style:style style:name="Mdp11" style:family="drawing-page">
      <style:drawing-page-properties draw:background-size="border" draw:fill="gradient" draw:fill-gradient-name="a322"/>
    </style:style>
    <style:style style:name="Mdp12" style:family="drawing-page">
      <style:drawing-page-properties draw:background-size="border" draw:fill="gradient" draw:fill-gradient-name="a357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color="#898989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4" style:family="text">
      <style:text-properties fo:color="#00000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05-30">30/05/12</text:date></text:span></text:p>
        </draw:text-box>
      </draw:frame>
      <draw:frame draw:name="Footer Placehold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4.848cm" svg:height="11.136cm" svg:x="3.075cm" svg:y="2.257cm" presentation:class="page"/>
        <draw:frame presentation:style-name="Master1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1">Click to edit Master title style</text:span></text:p>
        </draw:text-box>
      </draw:frame>
      <draw:frame draw:name="Subtitle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7">Click to edit Master subtitle style</text:span></text:p>
        </draw:text-box>
      </draw:frame>
      <draw:frame draw:name="Date Placeholder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05-30">30/05/12</text:date></text:span></text:p>
        </draw:text-box>
      </draw:frame>
      <draw:frame draw:name="Footer Placeholder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1-title-Title-Slid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14" draw:text-style-name="MP4" draw:layer="backgroundobjects" svg:width="22.86cm" svg:height="12.572cm" svg:x="1.27cm" svg:y="4.445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05-30">30/05/12</text:date></text:span></text:p>
        </draw:text-box>
      </draw:frame>
      <draw:frame draw:name="Footer Placeholder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8">Click to edit Master title style</text:span></text:p>
        </draw:text-box>
      </draw:frame>
      <draw:frame draw:name="Text Placeholder 2" presentation:style-name="Mpr20" draw:text-style-name="MP4" draw:layer="backgroundobjects" svg:width="21.59cm" svg:height="4.167cm" svg:x="2.006cm" svg:y="8.074cm" presentation:class="outline">
        <draw:text-box>
          <text:list text:style-name="ML10">
            <text:list-item>
              <text:p text:style-name="MP13"><text:span text:style-name="MT9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05-30">30/05/12</text:date></text:span></text:p>
        </draw:text-box>
      </draw:frame>
      <draw:frame draw:name="Footer Placeholder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26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1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0">Fourth level</text:span><text:span text:style-name="MT10"><text:line-break/></text:span><text:span text:style-name="MT10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1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0">Fourth level</text:span><text:span text:style-name="MT10"><text:line-break/></text:span><text:span text:style-name="MT10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05-30">30/05/12</text:date></text:span></text:p>
        </draw:text-box>
      </draw:frame>
      <draw:frame draw:name="Footer Placeholder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32" draw:text-style-name="MP4" draw:layer="backgroundobjects" svg:width="11.223cm" svg:height="1.777cm" svg:x="1.27cm" svg:y="4.264cm" presentation:class="outline">
        <draw:text-box>
          <text:list text:style-name="ML10">
            <text:list-item>
              <text:p text:style-name="MP15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16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10">Third level</text:span><text:span text:style-name="MT10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1.227cm" svg:height="1.777cm" svg:x="12.903cm" svg:y="4.264cm" presentation:class="outline">
        <draw:text-box>
          <text:list text:style-name="ML10">
            <text:list-item>
              <text:p text:style-name="MP15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16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10">Third level</text:span><text:span text:style-name="MT10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05-30">30/05/12</text:date></text:span></text:p>
        </draw:text-box>
      </draw:frame>
      <draw:frame draw:name="Footer Placeholder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Date Placeholder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05-30">30/05/12</text:date></text:span></text:p>
        </draw:text-box>
      </draw:frame>
      <draw:frame draw:name="Footer Placeholder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05-30">30/05/12</text:date></text:span></text:p>
        </draw:text-box>
      </draw:frame>
      <draw:frame draw:name="Footer Placeholder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3">Click to edit Master title style</text:span></text:p>
        </draw:text-box>
      </draw:frame>
      <draw:frame draw:name="Content Placeholder 2" presentation:style-name="Mpr48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8.356cm" svg:height="13.031cm" svg:x="1.27cm" svg:y="3.986cm" presentation:class="outline">
        <draw:text-box>
          <text:list text:style-name="ML10">
            <text:list-item>
              <text:p text:style-name="MP17"><text:span text:style-name="MT14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05-30">30/05/12</text:date></text:span></text:p>
        </draw:text-box>
      </draw:frame>
      <draw:frame draw:name="Footer Placeholder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3">Click to edit Master title style</text:span></text:p>
        </draw:text-box>
      </draw:frame>
      <draw:frame draw:name="Picture Placehold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56" draw:text-style-name="MP4" draw:layer="backgroundobjects" svg:width="15.24cm" svg:height="2.236cm" svg:x="4.979cm" svg:y="14.909cm" presentation:class="outline">
        <draw:text-box>
          <text:list text:style-name="ML10">
            <text:list-item>
              <text:p text:style-name="MP17"><text:span text:style-name="MT14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05-30">30/05/12</text:date></text:span></text:p>
        </draw:text-box>
      </draw:frame>
      <draw:frame draw:name="Footer Placeholder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2" draw:text-style-name="MP18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05-30">30/05/12</text:date></text:span></text:p>
        </draw:text-box>
      </draw:frame>
      <draw:frame draw:name="Footer Placeholder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8" draw:text-style-name="MP18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05-30">30/05/12</text:date></text:span></text:p>
        </draw:text-box>
      </draw:frame>
      <draw:frame draw:name="Footer Placeholder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StarOffice/9$Win32 OpenOffice.org_project/310m11$Build-9399</meta:generator>
    <dc:title>  Critically Evaluate the following</dc:title>
    <meta:initial-creator> </meta:initial-creator>
    <meta:creation-date>2012-05-29T06:59:12Z</meta:creation-date>
    <dc:date>2012-05-30T15:36:39.47</dc:date>
    <meta:editing-cycles>2</meta:editing-cycles>
    <meta:editing-duration>PT00H02M58S</meta:editing-duration>
    <meta:document-statistic meta:object-count="165"/>
  </office:meta>
</office:document-meta>
</file>